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office:font-face-decls>
  <office:automatic-styles>
    <style:style style:name="P1" style:family="paragraph" style:parent-style-name="Standard">
      <style:paragraph-properties fo:text-align="start" style:justify-single-word="false"/>
      <style:text-properties officeooo:paragraph-rsid="000ee8d8"/>
    </style:style>
    <style:style style:name="P2" style:family="paragraph" style:parent-style-name="Standard">
      <style:paragraph-properties fo:margin-left="0cm" fo:margin-right="0cm" fo:text-align="start" style:justify-single-word="false" fo:text-indent="0cm" style:auto-text-indent="false"/>
      <style:text-properties officeooo:paragraph-rsid="000ee8d8"/>
    </style:style>
    <style:style style:name="P3" style:family="paragraph" style:parent-style-name="Standard">
      <style:paragraph-properties fo:text-align="center" style:justify-single-word="false"/>
      <style:text-properties officeooo:paragraph-rsid="000ee8d8"/>
    </style:style>
    <style:style style:name="P4" style:family="paragraph" style:parent-style-name="Standard">
      <style:text-properties style:font-name="Liberation Serif" fo:font-size="12pt" fo:font-style="normal" fo:font-weight="normal" style:font-size-asian="12pt" style:font-style-asian="normal" style:font-weight-asian="normal"/>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bc9a9" officeooo:paragraph-rsid="00189008"/>
    </style:style>
    <style:style style:name="P6" style:family="paragraph" style:parent-style-name="Standard">
      <style:paragraph-properties fo:text-align="start" style:justify-single-word="false"/>
      <style:text-properties officeooo:paragraph-rsid="000ee8d8" fo:background-color="#ffff00"/>
    </style:style>
    <style:style style:name="P7" style:family="paragraph" style:parent-style-name="Standard">
      <style:paragraph-properties fo:text-align="start" style:justify-single-word="false"/>
      <style:text-properties officeooo:paragraph-rsid="000ee8d8" fo:background-color="#ffbf00"/>
    </style:style>
    <style:style style:name="P8" style:family="paragraph" style:parent-style-name="Standard" style:list-style-name="WWNum1">
      <style:paragraph-properties fo:margin-left="1.27cm" fo:margin-right="0cm" fo:text-align="start" style:justify-single-word="false" fo:text-indent="-0.635cm" style:auto-text-indent="false"/>
      <style:text-properties officeooo:paragraph-rsid="000ee8d8"/>
    </style:style>
    <style:style style:name="P9" style:family="paragraph" style:parent-style-name="Standard" style:list-style-name="WWNum2">
      <style:paragraph-properties fo:margin-left="1.27cm" fo:margin-right="0cm" fo:text-align="start" style:justify-single-word="false" fo:text-indent="-0.635cm" style:auto-text-indent="false"/>
      <style:text-properties officeooo:paragraph-rsid="000ee8d8"/>
    </style:style>
    <style:style style:name="P10" style:family="paragraph" style:parent-style-name="Standard" style:list-style-name="WWNum3">
      <style:paragraph-properties fo:margin-left="1.27cm" fo:margin-right="0cm" fo:text-align="start" style:justify-single-word="false" fo:text-indent="-0.635cm" style:auto-text-indent="false"/>
      <style:text-properties officeooo:paragraph-rsid="000ee8d8"/>
    </style:style>
    <style:style style:name="P11" style:family="paragraph" style:parent-style-name="Standard" style:list-style-name="L1">
      <style:paragraph-properties fo:text-align="start" style:justify-single-word="false" fo:break-before="page"/>
      <style:text-properties officeooo:rsid="0014e13e" officeooo:paragraph-rsid="0014e13e"/>
    </style:style>
    <style:style style:name="P12" style:family="paragraph" style:parent-style-name="Standard" style:list-style-name="L1">
      <style:paragraph-properties fo:text-align="start" style:justify-single-word="false"/>
      <style:text-properties officeooo:rsid="0014e13e" officeooo:paragraph-rsid="0014e13e"/>
    </style:style>
    <style:style style:name="P13" style:family="paragraph" style:parent-style-name="Standard" style:list-style-name="L1">
      <style:paragraph-properties fo:text-align="start" style:justify-single-word="false"/>
      <style:text-properties officeooo:rsid="00189008" officeooo:paragraph-rsid="00189008"/>
    </style:style>
    <style:style style:name="P14" style:family="paragraph" style:parent-style-name="Standard">
      <style:paragraph-properties fo:text-align="start" style:justify-single-word="false"/>
      <style:text-properties style:text-underline-style="solid" style:text-underline-width="auto" style:text-underline-color="font-color" officeooo:rsid="001f26ce" officeooo:paragraph-rsid="001f26ce" fo:background-color="#afd095"/>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1f26ce" officeooo:paragraph-rsid="001f26ce"/>
    </style:style>
    <style:style style:name="P16" style:family="paragraph" style:parent-style-name="Standard" style:list-style-name="L2">
      <style:paragraph-properties fo:text-align="start" style:justify-single-word="false"/>
      <style:text-properties officeooo:rsid="001f26ce" officeooo:paragraph-rsid="001f26ce"/>
    </style:style>
    <style:style style:name="P17" style:family="paragraph" style:parent-style-name="Standard" style:list-style-name="L2">
      <style:paragraph-properties fo:text-align="start" style:justify-single-word="false"/>
      <style:text-properties officeooo:rsid="00204f62" officeooo:paragraph-rsid="00204f62"/>
    </style:style>
    <style:style style:name="P18" style:family="paragraph" style:parent-style-name="Standard" style:list-style-name="L2">
      <style:paragraph-properties fo:text-align="start" style:justify-single-word="false"/>
      <style:text-properties style:text-underline-style="none" fo:font-weight="normal" officeooo:rsid="00204f62" officeooo:paragraph-rsid="00204f62" style:font-weight-asian="normal" style:font-weight-complex="normal"/>
    </style:style>
    <style:style style:name="P19" style:family="paragraph" style:parent-style-name="Standard" style:list-style-name="L2">
      <style:paragraph-properties fo:text-align="start" style:justify-single-word="false"/>
      <style:text-properties fo:color="#000000" loext:opacity="100%" style:font-name="Liberation Serif" style:text-underline-style="none" fo:font-weight="normal" officeooo:rsid="00204f62" officeooo:paragraph-rsid="00204f62" fo:background-color="transparent" style:font-weight-asian="normal" style:font-weight-complex="normal"/>
    </style:style>
    <style:style style:name="P20"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204f62" officeooo:paragraph-rsid="00204f62" fo:background-color="transparent"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204f62" officeooo:paragraph-rsid="00298de7" fo:background-color="transparent" style:font-size-asian="12pt" style:font-weight-asian="normal" style:font-size-complex="12pt" style:font-weight-complex="normal"/>
    </style:style>
    <style:style style:name="P22" style:family="paragraph">
      <loext:graphic-properties draw:fill="none" draw:fill-color="#ffffff"/>
      <style:paragraph-properties style:writing-mode="lr-tb"/>
      <style:text-properties fo:font-size="12pt"/>
    </style:style>
    <style:style style:name="P23" style:family="paragraph">
      <loext:graphic-properties draw:fill="none" draw:fill-color="#ffffff"/>
      <style:paragraph-properties style:writing-mode="lr-tb"/>
    </style:style>
    <style:style style:name="P24" style:family="paragraph">
      <loext:graphic-properties draw:fill-color="#ffffff"/>
      <style:paragraph-properties style:writing-mode="lr-tb"/>
    </style:style>
    <style:style style:name="T1" style:family="text">
      <style:text-properties officeooo:rsid="00169f4e"/>
    </style:style>
    <style:style style:name="T2" style:family="text">
      <style:text-properties officeooo:rsid="0018c160"/>
    </style:style>
    <style:style style:name="T3" style:family="text">
      <style:text-properties officeooo:rsid="0019f16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bc9a9"/>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officeooo:rsid="00279787" style:font-style-asian="italic" style:font-style-complex="italic"/>
    </style:style>
    <style:style style:name="T11" style:family="text">
      <style:text-properties fo:font-style="italic" officeooo:rsid="00298de7" style:font-style-asian="italic" style:font-style-complex="italic"/>
    </style:style>
    <style:style style:name="T12" style:family="text">
      <style:text-properties fo:font-style="italic" officeooo:rsid="002aa6d3" style:font-style-asian="italic" style:font-style-complex="italic"/>
    </style:style>
    <style:style style:name="T13" style:family="text">
      <style:text-properties fo:font-style="italic" officeooo:rsid="002b33c2" style:font-style-asian="italic" style:font-style-complex="italic"/>
    </style:style>
    <style:style style:name="T14" style:family="text">
      <style:text-properties fo:font-style="italic" style:text-underline-style="solid" style:text-underline-width="auto" style:text-underline-color="font-color" officeooo:rsid="00279787" style:font-style-asian="italic" style:font-style-complex="italic"/>
    </style:style>
    <style:style style:name="T15" style:family="text">
      <style:text-properties fo:font-style="italic" style:text-underline-style="solid" style:text-underline-width="auto" style:text-underline-color="font-color" officeooo:rsid="002aa6d3" style:font-style-asian="italic" style:font-style-complex="italic"/>
    </style:style>
    <style:style style:name="T16" style:family="text">
      <style:text-properties fo:font-style="italic" style:text-underline-style="solid" style:text-underline-width="auto" style:text-underline-color="font-color" officeooo:rsid="002b33c2" style:font-style-asian="italic" style:font-style-complex="italic"/>
    </style:style>
    <style:style style:name="T17" style:family="text">
      <style:text-properties fo:font-style="italic" fo:font-weight="bold" officeooo:rsid="00298de7" style:font-style-asian="italic" style:font-weight-asian="bold" style:font-style-complex="italic" style:font-weight-complex="bold"/>
    </style:style>
    <style:style style:name="T18" style:family="text">
      <style:text-properties fo:font-style="italic" fo:font-weight="bold" officeooo:rsid="002b33c2" style:font-style-asian="italic" style:font-weight-asian="bold" style:font-style-complex="italic" style:font-weight-complex="bold"/>
    </style:style>
    <style:style style:name="T19" style:family="text">
      <style:text-properties fo:font-size="12pt" style:font-size-asian="12pt" style:font-size-complex="12pt"/>
    </style:style>
    <style:style style:name="T20" style:family="text">
      <style:text-properties fo:font-size="12pt" officeooo:rsid="0026f79a" style:font-size-asian="12pt" style:font-size-complex="12pt"/>
    </style:style>
    <style:style style:name="T21" style:family="text">
      <style:text-properties officeooo:rsid="0026f79a"/>
    </style:style>
    <style:style style:name="T22" style:family="text">
      <style:text-properties officeooo:rsid="00279787"/>
    </style:style>
    <style:style style:name="T23" style:family="text">
      <style:text-properties fo:font-weight="bold" officeooo:rsid="00279787" style:font-weight-asian="bold" style:font-weight-complex="bold"/>
    </style:style>
    <style:style style:name="T24" style:family="text">
      <style:text-properties officeooo:rsid="00298de7"/>
    </style:style>
    <style:style style:name="T25" style:family="text">
      <style:text-properties fo:font-weight="normal" style:font-weight-asian="normal" style:font-weight-complex="normal"/>
    </style:style>
    <style:style style:name="T26" style:family="text">
      <style:text-properties fo:font-style="normal" officeooo:rsid="00298de7" style:font-style-asian="normal" style:font-style-complex="normal"/>
    </style:style>
    <style:style style:name="T27" style:family="text">
      <style:text-properties fo:font-style="normal" officeooo:rsid="002b33c2" style:font-style-asian="normal" style:font-style-complex="normal"/>
    </style:style>
    <style:style style:name="T28" style:family="text">
      <style:text-properties fo:font-style="normal" fo:font-weight="bold" officeooo:rsid="00298de7" style:font-style-asian="normal" style:font-weight-asian="bold" style:font-style-complex="normal" style:font-weight-complex="bold"/>
    </style:style>
    <style:style style:name="T29" style:family="text">
      <style:text-properties officeooo:rsid="0029ab44"/>
    </style:style>
    <style:style style:name="T30" style:family="text">
      <style:text-properties officeooo:rsid="002aa6d3"/>
    </style:style>
    <style:style style:name="T31" style:family="text">
      <style:text-properties officeooo:rsid="002b33c2"/>
    </style:style>
    <style:style style:name="T32" style:family="text">
      <style:text-properties fo:font-size="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6cm" svg:stroke-color="#3465a4"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6cm" svg:stroke-color="#b2b2b2"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HTML</text:p>
      <text:p text:style-name="P3"/>
      <text:p text:style-name="P6">¿Qué es HTML?</text:p>
      <text:p text:style-name="P1">“Hyper Text Markup Language”</text:p>
      <text:p text:style-name="P1"/>
      <text:list xml:id="list1037833234" text:style-name="WWNum1">
        <text:list-item>
          <text:p text:style-name="P8">Es el lenguaje estandar para crear páginas web.</text:p>
        </text:list-item>
        <text:list-item>
          <text:p text:style-name="P8">Describe la estructura.</text:p>
        </text:list-item>
        <text:list-item>
          <text:p text:style-name="P8">Le indica al explorador que y como mostrarlo.</text:p>
        </text:list-item>
        <text:list-item>
          <text:p text:style-name="P8">Consiste en etiquetas.</text:p>
        </text:list-item>
        <text:list-item>
          <text:p text:style-name="P8">Las etiquetas indican párrafos, títulos, vínculos, etc.</text:p>
        </text:list-item>
      </text:list>
      <text:p text:style-name="P1"/>
      <text:p text:style-name="P6">¿Cómo Funciona HTML?</text:p>
      <text:p text:style-name="P1"/>
      <text:list xml:id="list2992171563" text:style-name="WWNum2">
        <text:list-item>
          <text:p text:style-name="P9">Funciona como una estructura de árbol.</text:p>
        </text:list-item>
        <text:list-item>
          <text:p text:style-name="P9">Se tiene la raíz(nodo principal).</text:p>
        </text:list-item>
        <text:list-item>
          <text:p text:style-name="P9">Se agregan más nodos como un cuerpo.</text:p>
        </text:list-item>
        <text:list-item>
          <text:p text:style-name="P9">Cada nodo que se crea, puede tener más nodos, hijo del hijo del padre.</text:p>
        </text:list-item>
      </text:list>
      <text:p text:style-name="P1"/>
      <text:p text:style-name="P6">¿Qué es una etiqueta en HTML?</text:p>
      <text:p text:style-name="P1"/>
      <text:p text:style-name="P7">Primera Etiqueta. </text:p>
      <text:list xml:id="list3986395076" text:style-name="WWNum3">
        <text:list-item>
          <text:p text:style-name="P10">Empieza con un Signo de mayor.</text:p>
        </text:list-item>
        <text:list-item>
          <text:p text:style-name="P10">Sigue con el nombre de la etiqueta.</text:p>
        </text:list-item>
        <text:list-item>
          <text:p text:style-name="P10">Cierra con el signo menor</text:p>
        </text:list-item>
      </text:list>
      <text:p text:style-name="P1"/>
      <text:p text:style-name="P7">Segunda Etiqueta.</text:p>
      <text:p text:style-name="P1"/>
      <text:list xml:id="list119095382250" text:continue-numbering="true" text:style-name="WWNum3">
        <text:list-item>
          <text:p text:style-name="P10">Empieza con un Slash a la derecha</text:p>
        </text:list-item>
        <text:list-item>
          <text:p text:style-name="P10">Signo de mayor.</text:p>
        </text:list-item>
        <text:list-item>
          <text:p text:style-name="P10">Sigue con el nombre de la etiqueta.</text:p>
        </text:list-item>
        <text:list-item>
          <text:p text:style-name="P10">Cierra con el signo menor</text:p>
        </text:list-item>
      </text:list>
      <text:p text:style-name="P2"/>
      <text:p text:style-name="P2"/>
      <text:p text:style-name="P2"><draw:custom-shape text:anchor-type="char" draw:z-index="0" draw:name="Forma 1" draw:style-name="gr6" draw:text-style-name="P24" svg:width="16.453cm" svg:height="7.577cm" svg:x="0.12cm" svg:y="0.196cm"><text:p/><draw:enhanced-geometry svg:viewBox="0 0 21600 21600" draw:type="rectangle" draw:enhanced-path="M 0 0 L 21600 0 21600 21600 0 21600 0 0 Z N"/></draw:custom-shape></text:p>
      <text:p text:style-name="P2"><draw:frame text:anchor-type="paragraph" draw:z-index="3" draw:name="Marco de texto 1" draw:style-name="gr1" draw:text-style-name="P23" svg:width="1.468cm" svg:height="0.722cm" svg:x="0.482cm" svg:y="0.069cm"><draw:text-box><text:p>&lt;html&gt;</text:p></draw:text-box></draw:frame></text:p>
      <text:p text:style-name="P2"><draw:frame text:anchor-type="paragraph" draw:z-index="4" draw:name="Marco de texto 2" draw:style-name="gr3" draw:text-style-name="P23" svg:width="9.478cm" svg:height="2.093cm" svg:x="0.12cm" svg:y="0.467cm"><draw:text-box><text:p>&lt;head&gt;</text:p><text:p><text:tab/>&lt;title&gt; El título de mi página &lt;/title&gt;</text:p><text:p/><text:p>&lt;/head&gt;</text:p></draw:text-box></draw:frame><draw:frame text:anchor-type="paragraph" draw:z-index="5" draw:name="Marco de texto 3" draw:style-name="gr4" draw:text-style-name="P23" svg:width="6.134cm" svg:height="1.468cm" svg:x="9.26cm" svg:y="0.852cm"><draw:text-box><text:p>Nota: “head” se utiliza cuando es información que no quieres que el usuario final lo vea.</text:p></draw:text-box></draw:frame><draw:frame text:anchor-type="paragraph" draw:z-index="6" draw:name="Marco de texto 4" draw:style-name="gr3" draw:text-style-name="P22" svg:width="8.778cm" svg:height="2.093cm" svg:x="0.12cm" svg:y="3.12cm"><draw:text-box><text:p><text:span text:style-name="T32">&lt;body&gt;</text:span></text:p><text:p><text:span text:style-name="T32"><text:tab/></text:span><text:span text:style-name="T32">&lt;h1&gt; Un heading o título&lt;/h1&gt;</text:span></text:p><text:p><text:span text:style-name="T32"><text:tab/></text:span><text:span text:style-name="T32">&lt;p&gt; Un párrafo &lt;/p&gt;</text:span></text:p><text:p><text:span text:style-name="T32">&lt;/body&gt;</text:span></text:p></draw:text-box></draw:frame><draw:frame text:anchor-type="paragraph" draw:z-index="7" draw:name="Marco de texto 5" draw:style-name="gr2" draw:text-style-name="P23" svg:width="6.448cm" svg:height="1.803cm" svg:x="9.019cm" svg:y="3.378cm"><draw:text-box><text:p>Nota: “body” se utiliza cuando quieres que el usuario final vea esa información.</text:p></draw:text-box></draw:frame><draw:frame text:anchor-type="paragraph" draw:z-index="8" draw:name="Marco de texto 6" draw:style-name="gr1" draw:text-style-name="P22" svg:width="1.468cm" svg:height="0.722cm" svg:x="0.386cm" svg:y="5.734cm"><draw:text-box><text:p><text:span text:style-name="T32">&lt;/html&gt;</text:span></text:p></draw:text-box></draw:frame><draw:custom-shape text:anchor-type="char" draw:z-index="2" draw:name="Forma 3" draw:style-name="gr5" draw:text-style-name="P24" svg:width="16.453cm" svg:height="2.26cm" svg:x="0.12cm" svg:y="3.12cm"><text:p/><draw:enhanced-geometry svg:viewBox="0 0 21600 21600" draw:type="rectangle" draw:enhanced-path="M 0 0 L 21600 0 21600 21600 0 21600 0 0 Z N"/></draw:custom-shape><draw:custom-shape text:anchor-type="char" draw:z-index="1" draw:name="Forma 2" draw:style-name="gr5" draw:text-style-name="P24" svg:width="16.453cm" svg:height="2.43cm" svg:x="0.12cm" svg:y="0.36cm"><text:p/><draw:enhanced-geometry svg:viewBox="0 0 21600 21600" draw:type="rectangle" draw:enhanced-path="M 0 0 L 21600 0 21600 21600 0 21600 0 0 Z N"/></draw:custom-shape></text:p>
      <text:list xml:id="list1920637410" text:style-name="L1">
        <text:list-item>
          <text:p text:style-name="P11">La primera página que debemos de crear al empezar a crear una página web es “index.html”. Es un estandar para la creación de una página web, ya que es la que se entrega a los clientes como base.</text:p>
        </text:list-item>
        <text:list-item>
          <text:p text:style-name="P12">&lt;!<text:span text:style-name="T1">DOCTYPE html&gt; Es la primera etiqueta que se coloca para hacer que el explorador web lea correctamente el código como HTML5, sin esta etiqueta, el código se lee como código de los años 90, donde habían ciertos errores en esa época en el código.</text:span></text:p>
        </text:list-item>
        <text:list-item>
          <text:p text:style-name="P13">&lt;html&gt; Esta etiqueta es necesaria en código de html.</text:p>
        </text:list-item>
        <text:list-item>
          <text:p text:style-name="P13">&lt;h1&gt; Se utiliza para que el buscador web sepa cuales son los títulos dentro de nuestra página web(NO <text:span text:style-name="T2">solo</text:span> para hacer más grande <text:span text:style-name="T2">las palabras).</text:span></text:p>
        </text:list-item>
        <text:list-item>
          <text:p text:style-name="P13">&lt;<text:span text:style-name="T3">h2&gt; Sirve para colocar un subtítulo.</text:span></text:p>
        </text:list-item>
        <text:list-item>
          <text:p text:style-name="P13"><text:span text:style-name="T4">&lt;</text:span><text:span text:style-name="T5">h1-h6&gt; llega hasta h6</text:span></text:p>
        </text:list-item>
      </text:list>
      <text:p text:style-name="P5"/>
      <text:p text:style-name="P14">NOTAS DE ETIQUETAS DE HTML:</text:p>
      <text:p text:style-name="P15"/>
      <text:list xml:id="list1125433294" text:style-name="L2">
        <text:list-item>
          <text:p text:style-name="P16"><text:span text:style-name="T4">&lt;h1&gt; &lt;/h1&gt; : </text:span><text:span text:style-name="T6">Sirve para colocar títulos pero se debe colocar con sabiduría, porque el buscador web los utiliza para saber que títulos tiene nuestra página web, y así poder buscar mejor el contenido de ella.</text:span></text:p>
        </text:list-item>
        <text:list-item>
          <text:p text:style-name="P16"><text:span text:style-name="T4">&lt;hr&gt;</text:span><text:span text:style-name="T6"> (solo es etiqueta de abrir) : <text:s/>hace que los textos se puedan distinguir entre distintos temas o párrafos.</text:span></text:p>
        </text:list-item>
        <text:list-item>
          <text:p text:style-name="P16"><text:span text:style-name="T4">&lt;p&gt; <text:s/>&lt;/p&gt;</text:span><text:span text:style-name="T6"> : En esta etiqueta escribes texto que quieras dentro de la página web.</text:span></text:p>
        </text:list-item>
        <text:list-item>
          <text:p text:style-name="P16"><text:span text:style-name="T4">&lt;br&gt;</text:span><text:span text:style-name="T6"> : Se coloca para saltar a otra linea de texto y no todo se escriba en una sola linea, se utiliza </text:span><text:span text:style-name="T7">antes</text:span><text:span text:style-name="T6"> del texo que quieras que de un salto de linea.</text:span></text:p>
        </text:list-item>
        <text:list-item>
          <text:p text:style-name="P16"><text:span text:style-name="T4">&lt;span&gt; <text:s/>&lt;/span&gt;</text:span><text:span text:style-name="T6"> : se coloca para hacer distinción dentro de un texto; cierta frase o parte del texto donde después con código </text:span><text:span text:style-name="T7">css </text:span><text:span text:style-name="T8">podamos cambiarle ciertos estilos,por ejemplo &lt;span style = “ color: blue”&gt; frase &lt;/span&gt; , en general hacerle la modificación que se requiera hacer.</text:span></text:p>
        </text:list-item>
        <text:list-item>
          <text:p text:style-name="P17"><text:span text:style-name="T8">&lt;a href = “</text:span><text:span text:style-name="T9">URL</text:span><text:span text:style-name="T8">”&gt; Frase &lt;/a&gt; : Sirve para poderse mover de tu página a otra página web que se desee o incluso moverse dentro de tu misma página web en distintos apartados.</text:span></text:p>
        </text:list-item>
        <text:list-item>
          <text:p text:style-name="P18">&lt;<text:span text:style-name="T21">img src = “URL o URL de tu disco duro” width =”ancho de la imagen” height=”Alto de la imagen” / &gt; : Nos permite pegar una imagen en nuestra página web con un URL y aparte con los métodos width y height podemos ver el ancho y alto de la imagen, son opcionales.</text:span></text:p>
        </text:list-item>
        <text:list-item>
          <text:p text:style-name="P19"><text:span text:style-name="T19">&lt;a target="_blank" href= "</text:span><text:a xlink:type="simple" xlink:href="https://www.google.com/" text:style-name="Internet_20_link" text:visited-style-name="Visited_20_Internet_20_Link"><text:span text:style-name="T19">https://www.google.com/</text:span></text:a><text:span text:style-name="T19">"&gt; </text:span><text:span text:style-name="T20">frase </text:span><text:span text:style-name="T19">&lt; /</text:span><text:span text:style-name="T20">a</text:span><text:span text:style-name="T19">&gt; : </text:span><text:span text:style-name="T20">Es una etiqueta para poder picarle en esa frase y te llevará a otra página web pero con target nos da la oportunidad de agregar otra página que te llevará a la URL.</text:span></text:p>
        </text:list-item>
        <text:list-item>
          <text:p text:style-name="P20"><text:span text:style-name="T21">&lt;</text:span><text:span text:style-name="T22">form&gt; &lt;/form&gt; : genera un bloque de etiquetas de tipo formulario donde puedes interactuar esa zona mandando y recibiendo información.</text:span></text:p>
        </text:list-item>
        <text:list-item>
          <text:p text:style-name="P20"><text:span text:style-name="T22">&lt;form action = “/formulario” method=”GIT” o “POST”&gt; <text:s/>&lt;/form&gt; : genera una acción de mandar toda la información que se está pasando a una base de datos u a otra aplicación </text:span><text:span text:style-name="T30">con “</text:span><text:span text:style-name="T15">action</text:span><text:span text:style-name="T30">” </text:span><text:span text:style-name="T31">con el </text:span><text:span text:style-name="T18">botón </text:span><text:span text:style-name="T27">de “</text:span><text:span text:style-name="T16">submit”</text:span><text:span text:style-name="T27"> ó “</text:span><text:span text:style-name="T16">button</text:span><text:span text:style-name="T27">” solo que button se utiliza con javascript para que funcione</text:span><text:span text:style-name="T22">.</text:span></text:p>
        </text:list-item>
        <text:list-item>
          <text:p text:style-name="P20"><text:span text:style-name="T22">&lt;label for = “</text:span><text:span text:style-name="T14">identificador</text:span><text:span text:style-name="T22">” &gt; Frase o palabra &lt;/label&gt; : Ayuda a colocar un título al input que se quiera agregar, el “</text:span><text:span text:style-name="T14">FOR</text:span><text:span text:style-name="T22">” se utiliza para poder identificar entre los input cual es su título, esto sirve por si el usuario hace clic en label en vez del input, aún así se ejecute el input.</text:span></text:p>
        </text:list-item>
        <text:list-item>
          <text:p text:style-name="P21"><text:span text:style-name="T22">&lt;input value = “Valor que será una constante en el input” type=”Tipo de valor que será en el input(existe de texto,correo,checkbox,etc)” id=”Se agrega el identificador del </text:span><text:span text:style-name="T23">LABEL(“for”)</text:span><text:span text:style-name="T22">” name=”se le agrega una clave para de esta manera la base de datos pueda acceder” placeholder=”se le agrega una frase que se colocará en el input como instrucción pero se borrará cuando el usuario empiece a escribir” </text:span><text:span text:style-name="T10">&gt; : </text:span><text:span text:style-name="T11">Es un entrada de datos que colocando ciertos métodos se va construyendo, esta etiqueta no necesita otro de cierre, soio con el </text:span><text:span text:style-name="T17">“ </text:span><text:span text:style-name="T28">/ ”</text:span><text:span text:style-name="T26"> de al final de la etiqueta cierra.</text:span></text:p>
        </text:list-item>
        <text:list-item>
          <text:p text:style-name="P21"><text:soft-page-break/><text:span text:style-name="T26">&lt;textarea cols=”Número de columnas” rows=”Número de filas” id=”Identificador del </text:span><text:span text:style-name="T28">LABEL(“for”) </text:span><text:span text:style-name="T26">”</text:span><text:span text:style-name="T22"> </text:span><text:span text:style-name="T24">type=“ tipo de input que se requiera” placehoder=”</text:span><text:span text:style-name="T22">se le agrega una frase que se colocará en el input como instrucción pero se borrará cuando el usuario empiece a escribir</text:span><text:span text:style-name="T24">” name=”Clave para base de datos”&gt; Texto(si queremos un valor constante en el input) &lt;/textarea&gt;</text:span></text:p>
        </text:list-item>
        <text:list-item>
          <text:p text:style-name="P21">&lt;<text:span text:style-name="T29">input type=”submit”&gt; enviará todo lo que este en el formulario a una base de datos o URL.</text:span></text:p>
        </text:list-item>
        <text:list-item>
          <text:p text:style-name="P21"/>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9T00:49:50.245000000</meta:creation-date>
    <dc:date>2022-08-12T00:01:16.763000000</dc:date>
    <meta:editing-duration>PT1H48M59S</meta:editing-duration>
    <meta:editing-cycles>19</meta:editing-cycles>
    <meta:generator>LibreOffice/7.3.2.2$Windows_X86_64 LibreOffice_project/49f2b1bff42cfccbd8f788c8dc32c1c309559be0</meta:generator>
    <meta:document-statistic meta:table-count="0" meta:image-count="0" meta:object-count="0" meta:page-count="3" meta:paragraph-count="45" meta:word-count="859" meta:character-count="4675" meta:non-whitespace-character-count="3892"/>
  </office:meta>
</office:document-meta>
</file>